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2.312cm" draw:visible-area-height="22.635cm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kt1" text:anchor-type="as-char" svg:width="12.312cm" svg:height="22.634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line-break/>package hoeherealgorithmik;<text:line-break/><text:line-break/>import java.util.Random;<text:line-break/><text:line-break/>public class Main {<text:line-break/><text:line-break/> <text:s text:c="3"/>public static void main(String[] args) {<text:line-break/> <text:s text:c="7"/>SelectionSort sorter = new SelectionSortImpl();<text:line-break/> <text:s text:c="7"/>long gesammtvergleiche = 0;<text:line-break/> <text:s text:c="7"/>int gesammtmillisec = 0;<text:line-break/> <text:s text:c="7"/>int n=10;<text:line-break/> <text:s text:c="7"/>int durchlaufanz=100;<text:line-break/> <text:s text:c="7"/>Random rand = new Random();<text:line-break/> <text:s text:c="7"/>for (int durchlaeufe = 0; durchlaeufe &lt; durchlaufanz; durchlaeufe++) {<text:line-break/> <text:s text:c="11"/>int[] tests = new int[n];<text:line-break/> <text:s text:c="11"/>for (int i = 0; i &lt; tests.length; i++) {<text:line-break/> <text:s text:c="15"/>tests[i] = rand.nextInt();<text:line-break/> <text:s text:c="11"/>}<text:line-break/> <text:s text:c="11"/>long time1 = System.currentTimeMillis();<text:line-break/> <text:s text:c="11"/>tests = sorter.sort(tests);<text:line-break/> <text:s text:c="11"/>long time2 = System.currentTimeMillis() - time1;<text:line-break/><text:line-break/> <text:s text:c="11"/>gesammtvergleiche+=sorter.getAnzVergleiche();<text:line-break/> <text:s text:c="11"/>gesammtmillisec+=time2;<text:line-break/> <text:s text:c="7"/>}<text:line-break/> <text:s text:c="7"/>System.out.println("Gesammt: "+ gesammtmillisec/durchlaufanz + " ms");<text:line-break/> <text:s text:c="7"/>System.out.println(gesammtvergleiche/durchlaufanz + " Vergleiche");<text:line-break/> <text:s text:c="3"/>}<text:line-break/>}<text:line-break/><text:line-break/>package hoeherealgorithmik;<text:line-break/>public interface <text:s/>MergeSort extends Sort{<text:line-break/><text:line-break/>}<text:line-break/>package hoeherealgorithmik;<text:line-break/><text:line-break/>public class MergeSortImpl implements MergeSort {<text:line-break/><text:line-break/> <text:s text:c="3"/>public int[] sort(int[] ints) {<text:line-break/> <text:s text:c="7"/>if (ints.length &gt; 1) {<text:line-break/> <text:s text:c="11"/>int[] as = new int[(int) Math.floor(ints.length / 2.0)];<text:line-break/> <text:s text:c="11"/>int[] bs = new int[(int) Math.ceil(ints.length / 2.0)];<text:line-break/><text:line-break/> <text:s text:c="11"/>for (int i = 0; i &lt; as.length; i++) {<text:line-break/> <text:s text:c="15"/>as[i] = ints[i];<text:line-break/> <text:s text:c="11"/>}<text:line-break/><text:soft-page-break/> <text:s text:c="11"/>for (int i = 0; i &lt; bs.length; i++) {<text:line-break/> <text:s text:c="15"/>bs[i] = ints[i + as.length];<text:line-break/> <text:s text:c="11"/>}<text:line-break/> <text:s text:c="11"/>as = sort(as);<text:line-break/> <text:s text:c="11"/>bs = sort(bs);<text:line-break/> <text:s text:c="11"/>int posa = 0, posb = 0;<text:line-break/> <text:s text:c="11"/>for (int i = 0; i &lt; ints.length; i++) {<text:line-break/> <text:s text:c="15"/>if (posa &lt; as.length &amp;&amp; posb == bs.length) {<text:line-break/> <text:s text:c="19"/>ints[i] = as[posa];<text:line-break/> <text:s text:c="19"/>posa++;<text:line-break/> <text:s text:c="15"/>} else if (posa == as.length &amp;&amp; posb &lt; bs.length) {<text:line-break/> <text:s text:c="19"/>ints[i] = bs[posb];<text:line-break/> <text:s text:c="19"/>posb++;<text:line-break/> <text:s text:c="15"/>} else {<text:line-break/> <text:s text:c="19"/>if (as[posa] &lt; bs[posb]) {<text:line-break/> <text:s text:c="23"/>ints[i] = as[posa];<text:line-break/> <text:s text:c="23"/>posa++;<text:line-break/> <text:s text:c="19"/>}else{<text:line-break/> <text:s text:c="23"/>ints[i] = bs[posb];<text:line-break/> <text:s text:c="23"/>posb++;<text:line-break/> <text:s text:c="19"/>}<text:line-break/> <text:s text:c="15"/>}<text:line-break/> <text:s text:c="11"/>}<text:line-break/><text:line-break/> <text:s text:c="7"/>}<text:line-break/> <text:s text:c="7"/>return ints;<text:line-break/> <text:s text:c="3"/>}<text:line-break/>}<text:line-break/>package hoeherealgorithmik;<text:line-break/>public interface <text:s/>RandomSort extends Sort{<text:line-break/> <text:s text:c="3"/>long getAnzVergleiche();<text:line-break/><text:line-break/>}<text:line-break/><text:line-break/>package hoeherealgorithmik;<text:line-break/><text:line-break/>import java.util.Random;<text:line-break/><text:line-break/>public class RandomSortImpl implements RandomSort{<text:line-break/> <text:s text:c="3"/>private Random rand = new Random();<text:line-break/> <text:s text:c="3"/>private long vergleiche=0;<text:line-break/> <text:s text:c="3"/>public int[] sort(int[] ints) {<text:line-break/> <text:s text:c="7"/>while(!sorted(ints)){<text:line-break/> <text:s text:c="11"/>int i= rand.nextInt(ints.length);<text:line-break/> <text:s text:c="11"/>int j=0;<text:line-break/> <text:s text:c="11"/>do{<text:line-break/> <text:s text:c="15"/>j=rand.nextInt(ints.length);<text:line-break/> <text:s text:c="11"/>}while(j==i);<text:line-break/> <text:s text:c="11"/>vergleiche++;<text:line-break/><text:soft-page-break/> <text:s text:c="11"/>if(ints[i]&gt;ints[j]){<text:line-break/> <text:s text:c="15"/><text:line-break/> <text:s text:c="15"/>int dreieckstausch = ints[i];<text:line-break/> <text:s text:c="15"/>ints[i]=ints[j];<text:line-break/> <text:s text:c="15"/>ints[j]=dreieckstausch;<text:line-break/> <text:s text:c="11"/>}<text:line-break/> <text:s text:c="7"/>}<text:line-break/> <text:s text:c="7"/>return ints;<text:line-break/> <text:s text:c="3"/>}<text:line-break/><text:line-break/> <text:s text:c="3"/>private boolean sorted(int[] ints) {<text:line-break/> <text:s text:c="7"/>boolean issorted = true;<text:line-break/> <text:s text:c="7"/>for(int i=0; i&lt;ints.length-1; i++){<text:line-break/> <text:s text:c="11"/>if(ints[i]&gt;ints[i+1]){<text:line-break/><text:line-break/> <text:s text:c="15"/>issorted=false;<text:line-break/> <text:s text:c="11"/>}<text:line-break/> <text:s text:c="7"/>}<text:line-break/> <text:s text:c="7"/>return issorted;<text:line-break/> <text:s text:c="3"/>}<text:line-break/><text:line-break/> <text:s text:c="3"/>public long getAnzVergleiche() {<text:line-break/> <text:s text:c="7"/>long vergleichsave=vergleiche;<text:line-break/> <text:s text:c="7"/>vergleiche=0;<text:line-break/> <text:s text:c="7"/>return vergleichsave;<text:line-break/> <text:s text:c="3"/>}<text:line-break/><text:line-break/>}<text:line-break/><text:line-break/>package hoeherealgorithmik;<text:line-break/>public interface <text:s/>SelectionSort extends Sort{<text:line-break/> <text:s text:c="3"/>long getAnzVergleiche();<text:line-break/>}<text:line-break/>package hoeherealgorithmik;<text:line-break/>public class SelectionSortImpl implements SelectionSort {<text:line-break/> <text:s text:c="3"/>long vergleiche=0;<text:line-break/> <text:s text:c="3"/>public int[] sort(int[] ints) {<text:line-break/> <text:s text:c="7"/>int minpointer=0;<text:line-break/> <text:s text:c="7"/>int[] ergs = new int[ints.length];<text:line-break/> <text:s text:c="7"/>for(int i=0; i&lt;ints.length; i++){<text:line-break/> <text:s text:c="11"/>for(int j=0; j&lt;ints.length-i; j++){<text:line-break/> <text:s text:c="15"/>vergleiche++;<text:line-break/> <text:s text:c="15"/>if(ints[j]&lt;ints[minpointer]){<text:line-break/> <text:s text:c="19"/><text:line-break/> <text:s text:c="19"/>minpointer=j;<text:line-break/> <text:s text:c="15"/>}<text:line-break/> <text:s text:c="11"/>}<text:line-break/> <text:s text:c="11"/>ergs[i]=ints[minpointer];<text:line-break/> <text:s text:c="11"/>ints[minpointer]=ints[ints.length-1];<text:line-break/><text:soft-page-break/> <text:s text:c="11"/>minpointer=0;<text:line-break/> <text:s text:c="7"/>}<text:line-break/> <text:s text:c="7"/>return ergs;<text:line-break/> <text:s text:c="3"/>}<text:line-break/> <text:s text:c="3"/>public long getAnzVergleiche() {<text:line-break/> <text:s text:c="7"/>return vergleiche;<text:line-break/> <text:s text:c="3"/>}<text:line-break/>}<text:line-break/><text:line-break/>package hoeherealgorithmik;<text:line-break/>public interface Sort {<text:line-break/> <text:s text:c="3"/>int[] sort(int[] i);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Michael Kmoch<text:tab/>Höhere Algorithmik</text:p>
        <text:p text:style-name="Header">Daniel Weber</text:p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mochi </meta:initial-creator>
    <meta:creation-date>2010-10-28T19:42:14</meta:creation-date>
    <dc:creator>Michael Kmoch</dc:creator>
    <dc:date>2010-10-29T08:39:43.56</dc:date>
    <meta:editing-cycles>2</meta:editing-cycles>
    <meta:editing-duration>PT00H09M21S</meta:editing-duration>
    <meta:document-statistic meta:table-count="0" meta:image-count="0" meta:object-count="1" meta:page-count="5" meta:paragraph-count="4" meta:word-count="403" meta:character-count="4345"/>
    <meta:generator>OpenOffice.org/3.2$Win32 OpenOffice.org_project/320m12$Build-9483</meta:generator>
  </office:meta>
</office:document-meta>
</file>